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ela1" style:family="table">
      <style:table-properties style:width="17.59cm" fo:margin-left="0cm" table:align="left"/>
    </style:style>
    <style:style style:name="Tabela1.A" style:family="table-column">
      <style:table-column-properties style:column-width="8.795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B1" style:family="table-cell">
      <style:table-cell-properties fo:padding="0.097cm" fo:border="0.25pt solid #000000" style:writing-mode="lr-tb"/>
    </style:style>
    <style:style style:name="Tabe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7.59cm" fo:margin-left="0cm" table:align="left"/>
    </style:style>
    <style:style style:name="Tabela2.A" style:family="table-column">
      <style:table-column-properties style:column-width="8.795cm"/>
    </style:style>
    <style:style style:name="Tabela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2.B1" style:family="table-cell">
      <style:table-cell-properties fo:padding="0.097cm" fo:border="0.25pt solid #000000" style:writing-mode="lr-tb"/>
    </style:style>
    <style:style style:name="Tabela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" style:family="table">
      <style:table-properties style:width="17.59cm" fo:margin-left="0cm" table:align="left"/>
    </style:style>
    <style:style style:name="Tabela3.A" style:family="table-column">
      <style:table-column-properties style:column-width="8.795cm"/>
    </style:style>
    <style:style style:name="Tabela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3.B1" style:family="table-cell">
      <style:table-cell-properties fo:padding="0.097cm" fo:border="0.25pt solid #000000" style:writing-mode="lr-tb"/>
    </style:style>
    <style:style style:name="Tabela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Normal">
      <style:paragraph-properties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master-page-name="MP0">
      <style:paragraph-properties style:page-number="auto" fo:break-before="page"/>
    </style:style>
    <style:style style:name="P5" style:family="paragraph" style:parent-style-name="Standard">
      <style:text-properties officeooo:paragraph-rsid="00025914"/>
    </style:style>
    <style:style style:name="P6" style:family="paragraph" style:parent-style-name="Table_20_Contents">
      <style:text-properties officeooo:paragraph-rsid="00025914"/>
    </style:style>
    <style:style style:name="P7" style:family="paragraph" style:parent-style-name="Table_20_Contents">
      <style:text-properties officeooo:rsid="00025914" officeooo:paragraph-rsid="00025914"/>
    </style:style>
    <style:style style:name="P8" style:family="paragraph" style:parent-style-name="Table_20_Contents">
      <style:text-properties officeooo:rsid="00038b71" officeooo:paragraph-rsid="00038b71"/>
    </style:style>
    <style:style style:name="T1" style:family="text">
      <style:text-properties officeooo:rsid="00025914"/>
    </style:style>
    <style:style style:name="T2" style:family="text">
      <style:text-properties style:text-underline-style="none" officeooo:rsid="00025914"/>
    </style:style>
    <style:style style:name="T3" style:family="text">
      <style:text-properties officeooo:rsid="00038b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aso de uso: <text:span text:style-name="T1">Listar produtos</text:span> </text:p>
      <text:p text:style-name="Standard">Atores: <text:span text:style-name="T2">Usuário</text:span> (Iniciador)</text:p>
      <text:p text:style-name="Standard">Propósito: Mostrar o <text:span text:style-name="T1">como será feita a listagem de produtos</text:span>.</text:p>
      <text:p text:style-name="Standard">Descrição: <text:span text:style-name="T1">O usuário abre a aplicação e seleciona a lista de produtos</text:span>. <text:span text:style-name="T1">O sistema acessa o banco de dados e retorna a lista atualizada de produtos disponíveis com a imagem e descrição deles. </text:span></text:p>
      <text:p text:style-name="Standard">Tipo: primário e essencial</text:p>
      <text:p text:style-name="Standard">Referência: Funções: R1.1</text:p>
      <text:p text:style-name="Standard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2">Típica Sequência de Eventos</text:p>
            <text:p text:style-name="P2">Ação do Ator</text:p>
          </table:table-cell>
          <table:table-cell table:style-name="Tabela1.B1" office:value-type="string">
            <text:p text:style-name="P2">Resposta do Sistema</text:p>
          </table:table-cell>
        </table:table-row>
        <table:table-row>
          <table:table-cell table:style-name="Tabela1.A2" office:value-type="string">
            <text:p text:style-name="P6">1. <text:span text:style-name="T1">Este caso de uso começa quando o usuário abre a aplicação</text:span>.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2. <text:span text:style-name="T1">O usuário seleciona o botão de cat</text:span><text:span text:style-name="T3">ál</text:span><text:span text:style-name="T1">ogo</text:span>.</text:p>
          </table:table-cell>
          <table:table-cell table:style-name="Tabela1.B2" office:value-type="string">
            <text:p text:style-name="Table_20_Contents">3. <text:span text:style-name="T1">Pesquisa no banco de dados os produtos cadastrados e retorna os seus dados</text:span>.</text:p>
          </table:table-cell>
        </table:table-row>
      </table:table>
      <text:p text:style-name="Standard"/>
      <text:p text:style-name="P3">Sequências Alternativas</text:p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>Caso de uso: <text:span text:style-name="T1">Realizar compra</text:span> </text:p>
      <text:p text:style-name="Standard">Atores: <text:span text:style-name="T1">Usuário</text:span> (Iniciador)</text:p>
      <text:p text:style-name="Standard">Propósito: Mostrar o processo <text:span text:style-name="T1">de compra de produtos</text:span>.</text:p>
      <text:p text:style-name="P5">Descrição: <text:span text:style-name="T1">Depois de ter selecionado os produtos o usuário começa o processo de compra. O usuário seleciona o método de pagamento e confirma a compra. O sistema retorna a resposta de sucesso se a compra foi bem sucedida.</text:span></text:p>
      <text:p text:style-name="Standard">Tipo: primário e essencial</text:p>
      <text:p text:style-name="Standard">Referência: Funções: R1.2</text:p>
      <text:p text:style-name="Standard"/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2">Típica Sequência de Eventos</text:p>
            <text:p text:style-name="P2">Ação do Ator</text:p>
          </table:table-cell>
          <table:table-cell table:style-name="Tabela2.B1" office:value-type="string">
            <text:p text:style-name="P2">Resposta do Sistema</text:p>
          </table:table-cell>
        </table:table-row>
        <table:table-row>
          <table:table-cell table:style-name="Tabela2.A2" office:value-type="string">
            <text:p text:style-name="Table_20_Contents">1. Este caso de uso começa quando <text:span text:style-name="T1">o usuário clica em finalizar compra.</text:span></text:p>
          </table:table-cell>
          <table:table-cell table:style-name="Tabela2.B2" office:value-type="string">
            <text:p text:style-name="P7">2. Pergunta qual o endereço para a entrega e qual o método de frete.</text:p>
          </table:table-cell>
        </table:table-row>
        <table:table-row>
          <table:table-cell table:style-name="Tabela2.A2" office:value-type="string">
            <text:p text:style-name="Table_20_Contents"><text:span text:style-name="T1">3</text:span>. <text:span text:style-name="T1">Seleciona o endereço de entrega e método de frete</text:span>.</text:p>
          </table:table-cell>
          <table:table-cell table:style-name="Tabela2.B2" office:value-type="string">
            <text:p text:style-name="Table_20_Contents"><text:span text:style-name="T1">4.</text:span> <text:span text:style-name="T1">Pergunta qual o método de pagamento entre cartão, boleto ou pix</text:span>.</text:p>
          </table:table-cell>
        </table:table-row>
        <table:table-row>
          <table:table-cell table:style-name="Tabela2.A2" office:value-type="string">
            <text:p text:style-name="Table_20_Contents"><text:span text:style-name="T1">5</text:span>. O <text:span text:style-name="T1">usuário</text:span> <text:span text:style-name="T1">seleciona o método de pagamento</text:span>.</text:p>
          </table:table-cell>
          <table:table-cell table:style-name="Tabela2.B2" office:value-type="string">
            <text:p text:style-name="P7">6. Mostra na tela as informações da compra e pede uma confirmação de compra.</text:p>
          </table:table-cell>
        </table:table-row>
        <table:table-row>
          <table:table-cell table:style-name="Tabela2.A2" office:value-type="string">
            <text:p text:style-name="Table_20_Contents"><text:span text:style-name="T1">7</text:span>. <text:span text:style-name="T1">O usuário lê e confirma a compra</text:span>.</text:p>
          </table:table-cell>
          <table:table-cell table:style-name="Tabela2.B2" office:value-type="string">
            <text:p text:style-name="Table_20_Contents"><text:span text:style-name="T1">8</text:span>. <text:span text:style-name="T1">Faz a verificação do pagamento.</text:span> </text:p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B2" office:value-type="string">
            <text:p text:style-name="Table_20_Contents"><text:span text:style-name="T1">9</text:span>. Retorna a mensagem de <text:span text:style-name="T1">compra concluída</text:span>.</text:p>
          </table:table-cell>
        </table:table-row>
      </table:table>
      <text:p text:style-name="Standard"/>
      <text:p text:style-name="P3">Sequências Alternativas</text:p>
      <text:p text:style-name="Standard">• Linha <text:span text:style-name="T1">8</text:span>: A bandeira <text:span text:style-name="T1">do cartão ou entidade bancaria do usuário</text:span> retorna a mensagem de pagamento não autorizado. Rejeitar o pagamento.</text:p>
      <text:p text:style-name="Standard"/>
      <text:p text:style-name="P1"/>
      <text:p text:style-name="Standard">Caso de uso: <text:span text:style-name="T3">Acompanhar entrega em um mapa</text:span> </text:p>
      <text:p text:style-name="Standard">Atores: <text:span text:style-name="T3">Usuário</text:span> (Iniciador)</text:p>
      <text:p text:style-name="Standard">Propósito: Mostrar o processo de <text:span text:style-name="T3">acompanhar a entrega</text:span>.</text:p>
      <text:p text:style-name="Standard">Descrição: <text:span text:style-name="T3">Após a compra o usuário acessa no aplicativo o rastreamento do pedido</text:span>. <text:span text:style-name="T3">A aplicação mostra um mapa com a última localização do pedido e uma estimativa da data de entrega.</text:span></text:p>
      <text:p text:style-name="Standard">Tipo: <text:span text:style-name="T3">primário</text:span> e essencial</text:p>
      <text:p text:style-name="Standard">Referência: Funções: R1.<text:span text:style-name="T3">3</text:span></text:p>
      <text:p text:style-name="Standard"/>
      <table:table table:name="Tabela3" table:style-name="Tabela3">
        <table:table-column table:style-name="Tabela3.A" table:number-columns-repeated="2"/>
        <table:table-row>
          <table:table-cell table:style-name="Tabela3.A1" office:value-type="string">
            <text:p text:style-name="P2">Típica Sequência de Eventos</text:p>
            <text:p text:style-name="P2">Ação do Ator</text:p>
          </table:table-cell>
          <table:table-cell table:style-name="Tabela3.B1" office:value-type="string">
            <text:p text:style-name="P2">Resposta do Sistema</text:p>
          </table:table-cell>
        </table:table-row>
        <table:table-row>
          <table:table-cell table:style-name="Tabela3.A2" office:value-type="string">
            <text:p text:style-name="Table_20_Contents">1. Este caso de uso começa quando o <text:span text:style-name="T3">usuário acessa o rastreamento do pedido</text:span>.</text:p>
          </table:table-cell>
          <table:table-cell table:style-name="Tabela3.B2" office:value-type="string">
            <text:p text:style-name="P8">2. Mostra um mapa com a última localização do pedido e uma estimativa da data de entrega.</text:p>
          </table:table-cell>
        </table:table-row>
      </table:table>
      <text:p text:style-name="Standard"/>
      <text:p text:style-name="P3">Sequências Alternativa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meta:initial-creator>alberto sales</meta:initial-creator>
    <meta:creation-date>2015-04-22T08:12:00Z</meta:creation-date>
    <dc:date>2023-10-22T22:56:59.305000000</dc:date>
    <meta:editing-cycles>11</meta:editing-cycles>
    <meta:editing-duration>PT2H22M32S</meta:editing-duration>
    <meta:document-statistic meta:table-count="3" meta:image-count="0" meta:object-count="0" meta:page-count="3" meta:paragraph-count="45" meta:word-count="391" meta:character-count="2306" meta:non-whitespace-character-count="1955"/>
    <meta:template xlink:type="simple" xlink:actuate="onRequest" xlink:title="" xlink:href="Normal"/>
  </office:meta>
</office:document-meta>
</file>